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44ef" officeooo:paragraph-rsid="001944e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44ef" officeooo:paragraph-rsid="001944ef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лезные команды терминала: </text:p>
      <text:p text:style-name="P2"/>
      <text:p text:style-name="P2">cat a b c – вывод файлов a b c</text:p>
      <text:p text:style-name="P2">head -n 20 x – вывод первых 20 строк файла x</text:p>
      <text:p text:style-name="P2">tail</text:p>
      <text:p text:style-name="P2">rm x – удаление файла x</text:p>
      <text:p text:style-name="P2">man name – manual по команде <text:s/>name</text:p>
      <text:p text:style-name="P2">name –help – краткая справка по команде name</text:p>
      <text:p text:style-name="P2">echo “T” – печатает T</text:p>
      <text:p text:style-name="P2">echo “T” &gt; out.txt – перенаправлен вывод в файл out.txt</text:p>
      <text:p text:style-name="P2">echo “T” &gt;&gt; out.txt – запись в конец файла</text:p>
      <text:p text:style-name="P2">ctrl + d – конец вввода</text:p>
      <text:p text:style-name="P2">./a.out &lt; names &gt; out.txt – берет данные из names, а вывод в out.txt</text:p>
      <text:p text:style-name="P2">./a.out | head -n 20 </text:p>
      <text:p text:style-name="P2">mv a b – заменяет файла b файлом a</text:p>
      <text:p text:style-name="P2">wc x – возвращает кол-во строк, слов и символов в x</text:p>
      <text:p text:style-name="P2">grep “t” x – ищет “t” в x </text:p>
      <text:p text:style-name="P2"><text:tab/>^ – начало строки</text:p>
      <text:p text:style-name="P2"><text:tab/>$ – конец строки</text:p>
      <text:p text:style-name="P2"><text:tab/>. – символ</text:p>
      <text:p text:style-name="P2"><text:tab/>.* – некое кол-во символов</text:p>
      <text:p text:style-name="P2">clag++ O2 program_name.cpp – rомпиляция с оптимизацией</text:p>
      <text:p text:style-name="P2"><text:tab/>-o name_of_out <text:s/>– компиляция и файл а.out имеет имя name_of_out</text:p>
      <text:p text:style-name="P2">time ./name_of_progr &gt; dev/null – время работы программы и при этом вывод в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39:50.831977785</meta:creation-date>
    <dc:date>2016-09-07T10:49:31.651290576</dc:date>
    <meta:editing-duration>PT9M41S</meta:editing-duration>
    <meta:editing-cycles>1</meta:editing-cycles>
    <meta:document-statistic meta:table-count="0" meta:image-count="0" meta:object-count="0" meta:page-count="1" meta:paragraph-count="23" meta:word-count="150" meta:character-count="819" meta:non-whitespace-character-count="662"/>
    <meta:generator>LibreOffice/5.1.4.2$Linux_X86_64 LibreOffice_project/10m0$Build-2</meta:generator>
  </office:meta>
</office:document-meta>
</file>